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74pt double #000000" style:border-line-width="0.009cm 0.009cm 0.009cm"/>
    </style:style>
    <style:style style:name="ce3" style:family="table-cell" style:parent-style-name="Default" style:data-style-name="N104">
      <style:table-cell-properties fo:border="0.74pt double #000000" style:border-line-width="0.009cm 0.009cm 0.009cm"/>
    </style:style>
    <style:style style:name="ce1" style:family="table-cell" style:parent-style-name="Default" style:data-style-name="N104"/>
    <style:style style:name="ce5" style:family="table-cell" style:parent-style-name="Default">
      <style:table-cell-properties fo:border-bottom="1.56pt double #000000" style:border-line-width-bottom="0.026cm 0.026cm 0.002cm" style:text-align-source="fix" style:repeat-content="false" fo:border-left="1.56pt double #000000" style:border-line-width-left="0.026cm 0.026cm 0.002cm" fo:border-right="1.56pt double #000000" style:border-line-width-right="0.026cm 0.026cm 0.002cm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="1.56pt double #000000" style:border-line-width="0.026cm 0.026cm 0.002cm"/>
    </style:style>
    <style:style style:name="ce7" style:family="table-cell" style:parent-style-name="Default">
      <style:table-cell-properties fo:border-bottom="0.74pt solid #000000" fo:border-left="1.56pt double #000000" style:border-line-width-left="0.026cm 0.026cm 0.002cm" fo:border-right="1.56pt double #000000" style:border-line-width-right="0.026cm 0.026cm 0.002cm" fo:border-top="1.56pt double #000000" style:border-line-width-top="0.026cm 0.026cm 0.002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go&quot;;&quot;Devendo&quot;;&quot;Recebido&quot;;&quot;A  receber&quot;)" table:allow-empty-cell="true" table:display-list="unsorted" table:base-cell-address="Balancete.B2">
          <table:error-message table:message-type="stop" table:display="true"/>
        </table:content-validation>
      </table:content-validations>
      <table:table table:name="Balance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valor</text:p>
          </table:table-cell>
          <table:table-cell table:style-name="ce5" table:number-columns-spanned="1" table:number-rows-spanned="11"/>
          <table:table-cell table:style-name="ce2" office:value-type="string" calcext:value-type="string">
            <text:p>Valor recebido</text:p>
          </table:table-cell>
          <table:table-cell table:style-name="ce2" office:value-type="string" calcext:value-type="string">
            <text:p>Valor gasto</text:p>
          </table:table-cell>
          <table:table-cell table:style-name="ce2" office:value-type="string" calcext:value-type="string">
            <text:p>saldo</text:p>
          </table:table-cell>
        </table:table-row>
        <table:table-row table:style-name="ro1">
          <table:table-cell table:style-name="ce2" office:value-type="string" calcext:value-type="string">
            <text:p>salario </text:p>
          </table:table-cell>
          <table:table-cell table:style-name="ce2" table:content-validation-name="val1" office:value-type="string" calcext:value-type="string">
            <text:p>Recebido</text:p>
          </table:table-cell>
          <table:table-cell table:style-name="ce3" office:value-type="currency" office:currency="BRL" office:value="3800" calcext:value-type="currency">
            <text:p>R$ 3.800,00</text:p>
          </table:table-cell>
          <table:covered-table-cell table:style-name="ce6"/>
          <table:table-cell table:style-name="ce3" table:formula="of:=SUMIF([.C$2:.C$25];&quot;&gt;0&quot;)" office:value-type="currency" office:currency="BRL" office:value="4000" calcext:value-type="currency">
            <text:p>R$ 4.000,00</text:p>
          </table:table-cell>
          <table:table-cell table:style-name="ce3" table:formula="of:=SUMIF([.C$2:.C$26];&quot;&lt;0&quot;)" office:value-type="currency" office:currency="BRL" office:value="-3094" calcext:value-type="currency">
            <text:p>-R$ 3.094,00</text:p>
          </table:table-cell>
          <table:table-cell table:style-name="ce3" table:formula="of:=SUM([.E2:.F2])" office:value-type="currency" office:currency="BRL" office:value="906" calcext:value-type="currency">
            <text:p>R$ 906,00</text:p>
          </table:table-cell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2" table:content-validation-name="val1" office:value-type="string" calcext:value-type="string">
            <text:p>Pago</text:p>
          </table:table-cell>
          <table:table-cell table:style-name="ce3" office:value-type="currency" office:currency="BRL" office:value="-287" calcext:value-type="currency">
            <text:p>-R$ 287,00</text:p>
          </table:table-cell>
          <table:covered-table-cell table:style-name="ce6"/>
          <table:table-cell table:style-name="ce3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água</text:p>
          </table:table-cell>
          <table:table-cell table:style-name="ce2" table:content-validation-name="val1" office:value-type="string" calcext:value-type="string">
            <text:p>Pago</text:p>
          </table:table-cell>
          <table:table-cell table:style-name="ce3" office:value-type="currency" office:currency="BRL" office:value="-68" calcext:value-type="currency">
            <text:p>-R$ 68,00</text:p>
          </table:table-cell>
          <table:covered-table-cell table:style-name="ce6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" table:content-validation-name="val1" office:value-type="string" calcext:value-type="string">
            <text:p>Pago</text:p>
          </table:table-cell>
          <table:table-cell table:style-name="ce3" office:value-type="currency" office:currency="BRL" office:value="-89" calcext:value-type="currency">
            <text:p>-R$ 89,00</text:p>
          </table:table-cell>
          <table:covered-table-cell table:style-name="ce6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telefone celular</text:p>
          </table:table-cell>
          <table:table-cell table:style-name="ce2" table:content-validation-name="val1" office:value-type="string" calcext:value-type="string">
            <text:p>Pago</text:p>
          </table:table-cell>
          <table:table-cell table:style-name="ce3" office:value-type="currency" office:currency="BRL" office:value="-60" calcext:value-type="currency">
            <text:p>-R$ 60,00</text:p>
          </table:table-cell>
          <table:covered-table-cell table:style-name="ce6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bico</text:p>
          </table:table-cell>
          <table:table-cell table:style-name="ce2" table:content-validation-name="val1" office:value-type="string" calcext:value-type="string">
            <text:p>Recebido</text:p>
          </table:table-cell>
          <table:table-cell table:style-name="ce3" office:value-type="currency" office:currency="BRL" office:value="200" calcext:value-type="currency">
            <text:p>R$ 200,00</text:p>
          </table:table-cell>
          <table:covered-table-cell table:style-name="ce6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supermercado</text:p>
          </table:table-cell>
          <table:table-cell table:style-name="ce2" table:content-validation-name="val1" office:value-type="string" calcext:value-type="string">
            <text:p>Pago</text:p>
          </table:table-cell>
          <table:table-cell table:style-name="ce3" office:value-type="currency" office:currency="BRL" office:value="-900" calcext:value-type="currency">
            <text:p>-R$ 900,00</text:p>
          </table:table-cell>
          <table:covered-table-cell table:style-name="ce6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fera</text:p>
          </table:table-cell>
          <table:table-cell table:style-name="ce2" table:content-validation-name="val1" office:value-type="string" calcext:value-type="string">
            <text:p>Pago</text:p>
          </table:table-cell>
          <table:table-cell table:style-name="ce3" office:value-type="currency" office:currency="BRL" office:value="-280" calcext:value-type="currency">
            <text:p>-R$ 280,00</text:p>
          </table:table-cell>
          <table:covered-table-cell table:style-name="ce6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aluguel</text:p>
          </table:table-cell>
          <table:table-cell table:style-name="ce2" table:content-validation-name="val1" office:value-type="string" calcext:value-type="string">
            <text:p>Pago</text:p>
          </table:table-cell>
          <table:table-cell table:style-name="ce3" office:value-type="currency" office:currency="BRL" office:value="-1200" calcext:value-type="currency">
            <text:p>-R$ 1.200,00</text:p>
          </table:table-cell>
          <table:covered-table-cell table:style-name="ce6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padaria</text:p>
          </table:table-cell>
          <table:table-cell table:style-name="ce2" table:content-validation-name="val1" office:value-type="string" calcext:value-type="string">
            <text:p>Pago</text:p>
          </table:table-cell>
          <table:table-cell table:style-name="ce3" office:value-type="currency" office:currency="BRL" office:value="-210" calcext:value-type="currency">
            <text:p>-R$ 210,00</text:p>
          </table:table-cell>
          <table:covered-table-cell table:style-name="ce7"/>
          <table:table-cell table:style-name="ce2"/>
          <table:table-cell table:style-name="ce3" table:formula="of:=[.F2]/24/8" office:value-type="currency" office:currency="BRL" office:value="-16.1145833333333" calcext:value-type="currency">
            <text:p>-R$ 16,11</text:p>
          </table:table-cell>
          <table:table-cell table:style-name="ce3" table:formula="of:=[.F11]*8" office:value-type="currency" office:currency="BRL" office:value="-128.916666666667" calcext:value-type="currency">
            <text:p>-R$ 128,92</text:p>
          </table:table-cell>
        </table:table-row>
        <table:table-row table:style-name="ro1" table:number-rows-repeated="13">
          <table:table-cell/>
          <table:table-cell table:content-validation-name="val1"/>
          <table:table-cell table:number-columns-repeated="5"/>
        </table:table-row>
        <table:table-row table:style-name="ro1">
          <table:table-cell/>
          <table:table-cell table:content-validation-name="val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9:34:17.41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9:44:34.956000000</meta:creation-date>
    <dc:date>2023-09-11T19:38:46.247000000</dc:date>
    <meta:editing-duration>PT2H26M16S</meta:editing-duration>
    <meta:editing-cycles>6</meta:editing-cycles>
    <meta:generator>LibreOffice/7.5.3.2$Windows_X86_64 LibreOffice_project/9f56dff12ba03b9acd7730a5a481eea045e468f3</meta:generator>
    <meta:document-statistic meta:table-count="1" meta:cell-count="41" meta:object-count="0"/>
  </office:meta>
</office:document-meta>
</file>